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f5e8" officeooo:paragraph-rsid="000448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line {</text:p>
      <text:p text:style-name="P1"><text:s text:c="4"/>agent any</text:p>
      <text:p text:style-name="P1"><text:s text:c="4"/></text:p>
      <text:p text:style-name="P1"><text:s text:c="4"/>stages {</text:p>
      <text:p text:style-name="P1"><text:s text:c="8"/>stage('install <text:s/>and update packages') {</text:p>
      <text:p text:style-name="P1"><text:s text:c="12"/>steps {</text:p>
      <text:p text:style-name="P1"><text:s text:c="16"/>sh 'sudo apt-get update'</text:p>
      <text:p text:style-name="P1"><text:s text:c="16"/>sh 'sudo apt-get upgrade -y'</text:p>
      <text:p text:style-name="P1"><text:s text:c="16"/>sh 'sudo apt-get install -y python3-pip'</text:p>
      <text:p text:style-name="P1"><text:s text:c="16"/>sh 'python3 -m pip install --upgrade pip'</text:p>
      <text:p text:style-name="P1"><text:s text:c="16"/>sh 'python3 -m pip install ncclient pandas ipaddress netaddr prettytable'</text:p>
      <text:p text:style-name="P1"><text:s text:c="12"/>}</text:p>
      <text:p text:style-name="P1"><text:s text:c="8"/>}</text:p>
      <text:p text:style-name="P1"><text:s text:c="8"/></text:p>
      <text:p text:style-name="P1"><text:s text:c="8"/>stage('check for the violations') {</text:p>
      <text:p text:style-name="P1"><text:s text:c="12"/>steps {</text:p>
      <text:p text:style-name="P1"><text:s text:c="16"/>sh 'python3 -m pip install pylint'</text:p>
      <text:p text:style-name="P1"><text:s text:c="16"/>sh 'pylint netman_netconf_obj2.py --fail-under=5'</text:p>
      <text:p text:style-name="P1"><text:s text:c="12"/>}</text:p>
      <text:p text:style-name="P1"><text:s text:c="8"/>}</text:p>
      <text:p text:style-name="P1"><text:s text:c="8"/></text:p>
      <text:p text:style-name="P1"><text:s text:c="8"/>stage('running the python file') {</text:p>
      <text:p text:style-name="P1"><text:s text:c="10"/>steps {</text:p>
      <text:p text:style-name="P1"><text:s text:c="14"/>sh 'python3 netman_netconf_obj2.py'</text:p>
      <text:p text:style-name="P1"><text:s text:c="12"/>}</text:p>
      <text:p text:style-name="P1"><text:s text:c="8"/>}</text:p>
      <text:p text:style-name="P1"><text:s text:c="8"/></text:p>
      <text:p text:style-name="P1"><text:s text:c="8"/>stage('running the unit test') {</text:p>
      <text:p text:style-name="P1"><text:s text:c="12"/>steps {</text:p>
      <text:p text:style-name="P1"><text:s text:c="16"/>sh 'python3 -m pip install ncclient netaddr napalm'</text:p>
      <text:p text:style-name="P1"><text:s text:c="16"/>sh 'python3 -m unittest vaibhav.py'</text:p>
      <text:p text:style-name="P1"><text:s text:c="12"/>}</text:p>
      <text:p text:style-name="P1"><text:s text:c="8"/>}</text:p>
      <text:p text:style-name="P1"><text:s text:c="4"/>} <text:s text:c="3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21:35:12.915541570</meta:creation-date>
    <dc:date>2022-04-04T21:35:29.683196663</dc:date>
    <meta:editing-duration>PT18S</meta:editing-duration>
    <meta:editing-cycles>1</meta:editing-cycles>
    <meta:document-statistic meta:table-count="0" meta:image-count="0" meta:object-count="0" meta:page-count="1" meta:paragraph-count="35" meta:word-count="104" meta:character-count="975" meta:non-whitespace-character-count="543"/>
    <meta:generator>LibreOffice/6.0.7.3$Linux_X86_64 LibreOffice_project/00m0$Build-3</meta:generator>
  </office:meta>
</office:document-meta>
</file>